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 style:font-name-complex="Times New Roman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 style:font-name-complex="Times New Roman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" style:parent-style-name="DefaultParagraphFont" style:family="text">
      <style:text-properties style:font-name="Times New Roman" style:font-name-complex="Times New Roman"/>
    </style:style>
    <style:style style:name="P8" style:parent-style-name="Normal" style:list-style-name="LFO1" style:family="paragraph">
      <style:text-properties style:font-name="Times New Roman" style:font-name-complex="Times New Roman"/>
    </style:style>
    <style:style style:name="P9" style:parent-style-name="Normal" style:list-style-name="LFO1" style:family="paragraph">
      <style:text-properties style:font-name="Times New Roman" style:font-name-complex="Times New Roman"/>
    </style:style>
    <style:style style:name="P10" style:parent-style-name="Normal" style:list-style-name="LFO1" style:family="paragraph">
      <style:text-properties style:font-name="Times New Roman" style:font-name-complex="Times New Roman"/>
    </style:style>
    <style:style style:name="P11" style:parent-style-name="Normal" style:list-style-name="LFO1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20" style:family="table-column">
      <style:table-column-properties style:column-width="1.6868in"/>
    </style:style>
    <style:style style:name="TableColumn21" style:family="table-column">
      <style:table-column-properties style:column-width="2.2277in"/>
    </style:style>
    <style:style style:name="Table19" style:family="table">
      <style:table-properties style:width="3.9145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text-properties style:font-name="Times New Roman" style:font-name-complex="Times New Roman"/>
    </style:style>
    <style:style style:name="TableCell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text-properties style:font-name="Times New Roman" style:font-name-complex="Times New Roman"/>
    </style:style>
    <style:style style:name="TableCell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text-properties style:font-name="Times New Roman" style:font-name-complex="Times New Roma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 style:font-name-complex="Times New Roman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Segoe UI Emoji" style:font-name-complex="Segoe UI Emoji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 style:font-name-complex="Times New Roman"/>
    </style:style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49" style:parent-style-name="DefaultParagraphFont" style:family="text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5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6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71" style:family="table-column">
      <style:table-column-properties style:column-width="1.4763in"/>
    </style:style>
    <style:style style:name="TableColumn72" style:family="table-column">
      <style:table-column-properties style:column-width="2.1215in"/>
    </style:style>
    <style:style style:name="Table70" style:family="table">
      <style:table-properties style:width="3.5979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Times New Roman" style:font-name-complex="Times New Roman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 style:font-name-complex="Times New Roma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 style:font-name-complex="Times New Roman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 style:font-name-complex="Times New Roman"/>
    </style:style>
    <style:style style:name="T88" style:parent-style-name="DefaultParagraphFont" style:family="text">
      <style:text-properties style:font-name="Times New Roman" style:font-name-complex="Times New Roman"/>
    </style:style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90" style:parent-style-name="Normal" style:family="paragraph">
      <style:text-properties style:font-name="Times New Roman" style:font-name-complex="Times New Roman"/>
    </style:style>
    <style:style style:name="P9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93" style:family="table-column">
      <style:table-column-properties style:column-width="0.7138in"/>
    </style:style>
    <style:style style:name="TableColumn94" style:family="table-column">
      <style:table-column-properties style:column-width="2.0194in"/>
    </style:style>
    <style:style style:name="Table92" style:family="table">
      <style:table-properties style:width="2.7333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Times New Roman" style:font-name-complex="Times New Roman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style:font-name-complex="Times New Roman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Times New Roman" style:font-name-complex="Times New Roman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 style:font-name-complex="Times New Roma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text-properties style:font-name="Times New Roman" style:font-name-complex="Times New Roman"/>
    </style:style>
    <style:style style:name="TableCell11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text-properties style:font-name="Times New Roman" style:font-name-complex="Times New Roman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Times New Roman" style:font-name-complex="Times New Roman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/>
    </style:style>
    <style:style style:name="P121" style:parent-style-name="Normal" style:list-style-name="LFO2" style:family="paragraph">
      <style:text-properties style:font-name="Times New Roman" style:font-name-complex="Times New Roman"/>
    </style:style>
    <style:style style:name="P122" style:parent-style-name="Normal" style:list-style-name="LFO2" style:family="paragraph">
      <style:text-properties style:font-name="Times New Roman" style:font-name-complex="Times New Roman"/>
    </style:style>
    <style:style style:name="P123" style:parent-style-name="Normal" style:list-style-name="LFO2" style:family="paragraph">
      <style:text-properties style:font-name="Times New Roman" style:font-name-complex="Times New Roman"/>
    </style:style>
    <style:style style:name="P124" style:parent-style-name="Normal" style:family="paragraph">
      <style:text-properties style:font-name="Times New Roman" style:font-name-complex="Times New Roman"/>
    </style:style>
    <style:style style:name="P12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127" style:family="table-column">
      <style:table-column-properties style:column-width="1.9534in"/>
    </style:style>
    <style:style style:name="TableColumn128" style:family="table-column">
      <style:table-column-properties style:column-width="1.3944in"/>
    </style:style>
    <style:style style:name="Table126" style:family="table">
      <style:table-properties style:width="3.3479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1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Times New Roman" style:font-name-complex="Times New Roman"/>
    </style:style>
    <style:style style:name="TableCell13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style:font-name="Times New Roman" style:font-name-complex="Times New Roman"/>
    </style:style>
    <style:style style:name="T139" style:parent-style-name="DefaultParagraphFont" style:family="text">
      <style:text-properties style:font-name="Times New Roman" style:font-name-complex="Times New Roman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41" style:parent-style-name="Normal" style:family="paragraph">
      <style:text-properties style:font-name="Times New Roman" style:font-name-complex="Times New Roman"/>
    </style:style>
    <style:style style:name="P14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43" style:parent-style-name="DefaultParagraphFont" style:family="text">
      <style:text-properties style:font-name="Times New Roman" style:font-name-complex="Times New Roman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 style:font-name-complex="Times New Roman"/>
    </style:style>
    <style:style style:name="P146" style:parent-style-name="Normal" style:family="paragraph">
      <style:text-properties style:font-name="Times New Roman" style:font-name-complex="Times New Roman"/>
    </style:style>
    <style:style style:name="P1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48" style:parent-style-name="Normal" style:family="paragraph">
      <style:text-properties style:font-name="Times New Roman" style:font-name-complex="Times New Roman"/>
    </style:style>
    <style:style style:name="P1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50" style:parent-style-name="Normal" style:family="paragraph">
      <style:text-properties style:font-name="Times New Roman" style:font-name-complex="Times New Roman"/>
    </style:style>
    <style:style style:name="P15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54" style:parent-style-name="Normal" style:family="paragraph">
      <style:text-properties style:font-name="Times New Roman" style:font-name-complex="Times New Roman"/>
    </style:style>
    <style:style style:name="P155" style:parent-style-name="Normal" style:family="paragraph">
      <style:text-properties style:font-name="Times New Roman" style:font-name-complex="Times New Roman"/>
    </style:style>
    <style:style style:name="P15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T158" style:parent-style-name="DefaultParagraphFont" style:family="text">
      <style:text-properties style:font-name="Times New Roman" style:font-name-complex="Times New Roman"/>
    </style:style>
    <style:style style:name="T15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60" style:parent-style-name="DefaultParagraphFont" style:family="text">
      <style:text-properties style:font-name="Times New Roman" style:font-name-complex="Times New Roman"/>
    </style:style>
    <style:style style:name="P161" style:parent-style-name="Normal" style:family="paragraph">
      <style:text-properties style:font-name="Times New Roman" style:font-name-complex="Times New Roman"/>
    </style:style>
    <style:style style:name="P16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T164" style:parent-style-name="DefaultParagraphFont" style:family="text">
      <style:text-properties style:font-name="Times New Roman" style:font-name-complex="Times New Roman"/>
    </style:style>
    <style:style style:name="T16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166" style:parent-style-name="Normal" style:family="paragraph">
      <style:text-properties style:font-name="Times New Roman" style:font-name-complex="Times New Roman"/>
    </style:style>
    <style:style style:name="P16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6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/>
    </style:style>
    <style:style style:name="P17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73" style:parent-style-name="Normal" style:family="paragraph">
      <style:text-properties style:font-name="Times New Roman" style:font-name-complex="Times New Roman"/>
    </style:style>
    <style:style style:name="P174" style:parent-style-name="Normal" style:family="paragraph">
      <style:text-properties style:font-name="Times New Roman" style:font-name-complex="Times New Roman"/>
    </style:style>
    <style:style style:name="P17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T178" style:parent-style-name="DefaultParagraphFont" style:family="text">
      <style:text-properties style:font-name="Times New Roman" style:font-name-complex="Times New Roman"/>
    </style:style>
    <style:style style:name="T179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80" style:parent-style-name="DefaultParagraphFont" style:family="text">
      <style:text-properties style:font-name="Times New Roman" style:font-name-complex="Times New Roman"/>
    </style:style>
    <style:style style:name="P181" style:parent-style-name="Normal" style:family="paragraph">
      <style:text-properties style:font-name="Times New Roman" style:font-name-complex="Times New Roman"/>
    </style:style>
    <style:style style:name="P18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8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184" style:parent-style-name="Normal" style:family="paragraph">
      <style:text-properties style:font-name="Times New Roman" style:font-name-complex="Times New Roman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188" style:family="table-column">
      <style:table-column-properties style:column-width="0.8027in"/>
    </style:style>
    <style:style style:name="TableColumn189" style:family="table-column">
      <style:table-column-properties style:column-width="2.1069in"/>
    </style:style>
    <style:style style:name="Table187" style:family="table">
      <style:table-properties style:width="2.9097in" fo:margin-left="0in" table:align="left"/>
    </style:style>
    <style:style style:name="TableRow190" style:family="table-row">
      <style:table-row-properties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style:font-name="Times New Roman" style:font-name-complex="Times New Roman"/>
    </style:style>
    <style:style style:name="TableCell1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="Times New Roman" style:font-name-complex="Times New Roman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text-properties style:font-name="Times New Roman" style:font-name-complex="Times New Roman"/>
    </style:style>
    <style:style style:name="TableCell2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text-properties style:font-name="Times New Roman" style:font-name-complex="Times New Roman"/>
    </style:style>
    <style:style style:name="P205" style:parent-style-name="Normal" style:family="paragraph">
      <style:text-properties style:font-name="Times New Roman" style:font-name-complex="Times New Roman"/>
    </style:style>
    <style:style style:name="P20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07" style:parent-style-name="Normal" style:family="paragraph">
      <style:text-properties style:font-name="Times New Roman" style:font-name-complex="Times New Roman"/>
    </style:style>
    <style:style style:name="P20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olumn210" style:family="table-column">
      <style:table-column-properties style:column-width="0.6451in"/>
    </style:style>
    <style:style style:name="TableColumn211" style:family="table-column">
      <style:table-column-properties style:column-width="1.9083in"/>
    </style:style>
    <style:style style:name="Table209" style:family="table">
      <style:table-properties style:width="2.5534in" fo:margin-left="0in" table:align="lef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21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="Times New Roman" style:font-name-complex="Times New Roman"/>
    </style:style>
    <style:style style:name="TableCell2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text-properties style:font-name="Times New Roman" style:font-name-complex="Times New Roma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="Times New Roman" style:font-name-complex="Times New Roman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="Times New Roman" style:font-name-complex="Times New Roman"/>
    </style:style>
    <style:style style:name="P227" style:parent-style-name="Normal" style:family="paragraph">
      <style:text-properties style:font-name="Times New Roman" style:font-name-complex="Times New Roman"/>
    </style:style>
    <style:style style:name="P2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3" style:parent-style-name="Normal" style:family="paragraph">
      <style:text-properties style:font-name="Times New Roman" style:font-name-complex="Times New Roman"/>
    </style:style>
    <style:style style:name="P234" style:parent-style-name="Normal" style:family="paragraph">
      <style:text-properties style:font-name="Times New Roman" style:font-name-complex="Times New Roman"/>
    </style:style>
    <style:style style:name="P235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7" style:parent-style-name="Normal" style:family="paragraph">
      <style:text-properties style:font-name="Times New Roman" style:font-name-complex="Times New Roman"/>
    </style:style>
    <style:style style:name="P2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239" style:parent-style-name="Normal" style:family="paragraph">
      <style:text-properties style:font-name="Times New Roman" style:font-name-complex="Times New Roman"/>
    </style:style>
    <style:style style:name="P24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241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3" style:parent-style-name="DefaultParagraphFont" style:family="text">
      <style:text-properties style:font-name="Times New Roman" style:font-name-complex="Times New Roman"/>
    </style:style>
    <style:style style:name="T24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245" style:parent-style-name="DefaultParagraphFont" style:family="text">
      <style:text-properties style:font-name="Times New Roman" style:font-name-complex="Times New Roman"/>
    </style:style>
    <style:style style:name="T24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247" style:parent-style-name="Normal" style:family="paragraph">
      <style:text-properties style:font-name="Times New Roman" style:font-name-complex="Times New Roman"/>
    </style:style>
  </office:automatic-styles>
  <office:body>
    <office:text text:use-soft-page-breaks="true">
      <text:p text:style-name="P1">SYSTEMD SERVICE FILE — STUDY NOTES</text:p>
      <text:p text:style-name="P2">What is a Service File?</text:p>
      <text:p text:style-name="Normal"><text:span text:style-name="T3">A<text:s/></text:span><text:span text:style-name="T4">service file</text:span><text:span text:style-name="T5"><text:s/>is a configuration file used by<text:s/></text:span><text:span text:style-name="T6">systemd</text:span><text:span text:style-name="T7"><text:s/>to:</text:span></text:p>
      <text:list text:style-name="LFO1" text:continue-numbering="true">
        <text:list-item>
          <text:p text:style-name="P8">Start a program</text:p>
        </text:list-item>
        <text:list-item>
          <text:p text:style-name="P9">Stop a program</text:p>
        </text:list-item>
        <text:list-item>
          <text:p text:style-name="P10">Restart a program</text:p>
        </text:list-item>
        <text:list-item>
          <text:p text:style-name="P11">Run a program automatically on boot</text:p>
        </text:list-item>
      </text:list>
      <text:p text:style-name="P12">Service files usually end with .service</text:p>
      <text:p text:style-name="P13">Example:</text:p>
      <text:p text:style-name="P14">myapp.service</text:p>
      <text:p text:style-name="P15">nginx.service</text:p>
      <text:p text:style-name="P16">mysql.service</text:p>
      <text:p text:style-name="P17"/>
      <text:p text:style-name="P18">Where are Service Files Located?</text:p>
      <table:table table:style-name="Table19">
        <table:table-columns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Location</text:p>
            </table:table-cell>
            <table:table-cell table:style-name="TableCell25">
              <text:p text:style-name="P26">Purpose</text:p>
            </table:table-cell>
          </table:table-row>
        </table:table-header-rows>
        <table:table-row table:style-name="TableRow27">
          <table:table-cell table:style-name="TableCell28">
            <text:p text:style-name="P29">/etc/systemd/system/</text:p>
          </table:table-cell>
          <table:table-cell table:style-name="TableCell30">
            <text:p text:style-name="Normal"><text:span text:style-name="T31">Custom / user-created services</text:span></text:p>
          </table:table-cell>
        </table:table-row>
        <table:table-row table:style-name="TableRow32">
          <table:table-cell table:style-name="TableCell33">
            <text:p text:style-name="P34">/lib/systemd/system/</text:p>
          </table:table-cell>
          <table:table-cell table:style-name="TableCell35">
            <text:p text:style-name="P36">System-installed services</text:p>
          </table:table-cell>
        </table:table-row>
        <table:table-row table:style-name="TableRow37">
          <table:table-cell table:style-name="TableCell38">
            <text:p text:style-name="P39">/usr/lib/systemd/system/</text:p>
          </table:table-cell>
          <table:table-cell table:style-name="TableCell40">
            <text:p text:style-name="P41">OS-managed services</text:p>
          </table:table-cell>
        </table:table-row>
      </table:table>
      <text:p text:style-name="P42"/>
      <text:p text:style-name="P43">Always create your own services in:</text:p>
      <text:p text:style-name="P44">/etc/systemd/system/</text:p>
      <text:p text:style-name="P45"/>
      <text:p text:style-name="P46">Basic Structure of a Service File</text:p>
      <text:p text:style-name="Normal"><text:span text:style-name="T47">A service file has<text:s/></text:span><text:span text:style-name="T48">3 main sections</text:span><text:span text:style-name="T49">:</text:span></text:p>
      <text:p text:style-name="P50">[Unit]</text:p>
      <text:p text:style-name="P51">[Service]</text:p>
      <text:p text:style-name="P52">[Install]</text:p>
      <text:p text:style-name="P53"/>
      <text:soft-page-break/>
      <text:p text:style-name="P54">Example Service File</text:p>
      <text:p text:style-name="P55">/etc/systemd/system/myapp.service</text:p>
      <text:p text:style-name="P56">[Unit]</text:p>
      <text:p text:style-name="P57">Description=My Application Service</text:p>
      <text:p text:style-name="P58">After=network.target</text:p>
      <text:p text:style-name="P59"/>
      <text:p text:style-name="P60">[Service]</text:p>
      <text:p text:style-name="P61">ExecStart=/usr/bin/python3 /home/user/app.py</text:p>
      <text:p text:style-name="P62">Restart=always</text:p>
      <text:p text:style-name="P63">User=user</text:p>
      <text:p text:style-name="P64"/>
      <text:p text:style-name="P65">[Install]</text:p>
      <text:p text:style-name="P66">WantedBy=multi-user.target</text:p>
      <text:p text:style-name="P67"/>
      <text:p text:style-name="P68">Explanation of Each Section</text:p>
      <text:p text:style-name="P69">[Unit] — Service Information</text:p>
      <table:table table:style-name="Table70">
        <table:table-columns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Option</text:p>
            </table:table-cell>
            <table:table-cell table:style-name="TableCell76">
              <text:p text:style-name="P77">Meaning</text:p>
            </table:table-cell>
          </table:table-row>
        </table:table-header-rows>
        <table:table-row table:style-name="TableRow78">
          <table:table-cell table:style-name="TableCell79">
            <text:p text:style-name="P80">Description</text:p>
          </table:table-cell>
          <table:table-cell table:style-name="TableCell81">
            <text:p text:style-name="P82">Service name shown in system</text:p>
          </table:table-cell>
        </table:table-row>
        <table:table-row table:style-name="TableRow83">
          <table:table-cell table:style-name="TableCell84">
            <text:p text:style-name="P85">After=network.target</text:p>
          </table:table-cell>
          <table:table-cell table:style-name="TableCell86">
            <text:p text:style-name="P87">Start after network is ready</text:p>
          </table:table-cell>
        </table:table-row>
      </table:table>
      <text:p text:style-name="Normal"><text:span text:style-name="T88">Controls<text:s/></text:span><text:span text:style-name="T89">order and dependency</text:span></text:p>
      <text:p text:style-name="P90"/>
      <text:p text:style-name="P91">[Service] — How the Program Runs</text:p>
      <table:table table:style-name="Table92">
        <table:table-columns>
          <table:table-column table:style-name="TableColumn93"/>
          <table:table-column table:style-name="TableColumn94"/>
        </table:table-columns>
        <table:table-header-rows>
          <table:table-row table:style-name="TableRow95">
            <table:table-cell table:style-name="TableCell96">
              <text:p text:style-name="P97">Option</text:p>
            </table:table-cell>
            <table:table-cell table:style-name="TableCell98">
              <text:p text:style-name="P99">Meaning</text:p>
            </table:table-cell>
          </table:table-row>
        </table:table-header-rows>
        <table:table-row table:style-name="TableRow100">
          <table:table-cell table:style-name="TableCell101">
            <text:p text:style-name="P102">ExecStart</text:p>
          </table:table-cell>
          <table:table-cell table:style-name="TableCell103">
            <text:p text:style-name="P104">Command to start the service</text:p>
          </table:table-cell>
        </table:table-row>
        <table:table-row table:style-name="TableRow105">
          <table:table-cell table:style-name="TableCell106">
            <text:p text:style-name="P107">ExecStop</text:p>
          </table:table-cell>
          <table:table-cell table:style-name="TableCell108">
            <text:p text:style-name="P109">Command to stop (optional)</text:p>
          </table:table-cell>
        </table:table-row>
        <table:table-row table:style-name="TableRow110">
          <table:table-cell table:style-name="TableCell111">
            <text:p text:style-name="P112">Restart</text:p>
          </table:table-cell>
          <table:table-cell table:style-name="TableCell113">
            <text:p text:style-name="P114">Restart behavior</text:p>
          </table:table-cell>
        </table:table-row>
        <table:table-row table:style-name="TableRow115">
          <table:table-cell table:style-name="TableCell116">
            <text:p text:style-name="P117">User</text:p>
          </table:table-cell>
          <table:table-cell table:style-name="TableCell118">
            <text:p text:style-name="P119">User running the service</text:p>
          </table:table-cell>
        </table:table-row>
      </table:table>
      <text:soft-page-break/>
      <text:p text:style-name="P120">Common Restart values:</text:p>
      <text:list text:style-name="LFO2" text:continue-numbering="true">
        <text:list-item>
          <text:p text:style-name="P121">no</text:p>
        </text:list-item>
        <text:list-item>
          <text:p text:style-name="P122">always<text:s/></text:p>
        </text:list-item>
        <text:list-item>
          <text:p text:style-name="P123">on-failure</text:p>
        </text:list-item>
      </text:list>
      <text:p text:style-name="P124"/>
      <text:p text:style-name="P125">[Install] — Boot Behavior</text:p>
      <table:table table:style-name="Table126">
        <table:table-columns>
          <table:table-column table:style-name="TableColumn127"/>
          <table:table-column table:style-name="TableColumn128"/>
        </table:table-columns>
        <table:table-header-rows>
          <table:table-row table:style-name="TableRow129">
            <table:table-cell table:style-name="TableCell130">
              <text:p text:style-name="P131">Option</text:p>
            </table:table-cell>
            <table:table-cell table:style-name="TableCell132">
              <text:p text:style-name="P133">Meaning</text:p>
            </table:table-cell>
          </table:table-row>
        </table:table-header-rows>
        <table:table-row table:style-name="TableRow134">
          <table:table-cell table:style-name="TableCell135">
            <text:p text:style-name="P136">WantedBy=multi-user.target</text:p>
          </table:table-cell>
          <table:table-cell table:style-name="TableCell137">
            <text:p text:style-name="P138">Start at normal boot</text:p>
          </table:table-cell>
        </table:table-row>
      </table:table>
      <text:p text:style-name="Normal"><text:span text:style-name="T139">This section is<text:s/></text:span><text:span text:style-name="T140">required for enable/disable</text:span></text:p>
      <text:p text:style-name="P141"/>
      <text:p text:style-name="P142">What is systemctl?</text:p>
      <text:p text:style-name="Normal"><text:span text:style-name="T143">systemctl is the command used to<text:s/></text:span><text:span text:style-name="T144">control services</text:span><text:span text:style-name="T145">.</text:span></text:p>
      <text:p text:style-name="P146">Format:</text:p>
      <text:p text:style-name="P147">systemctl &lt;command&gt; &lt;service-name&gt;</text:p>
      <text:p text:style-name="P148">Example:</text:p>
      <text:p text:style-name="P149">systemctl start myapp</text:p>
      <text:p text:style-name="P150"/>
      <text:p text:style-name="P151">Important systemctl Commands</text:p>
      <text:p text:style-name="P152">daemon-reload</text:p>
      <text:p text:style-name="P153">sudo systemctl daemon-reload</text:p>
      <text:p text:style-name="P154">Reloads service files<text:line-break/>Required after creating/editing a service file<text:line-break/>Does NOT start or stop services</text:p>
      <text:p text:style-name="P155"/>
      <text:p text:style-name="P156">start</text:p>
      <text:p text:style-name="P157">sudo systemctl start myapp</text:p>
      <text:p text:style-name="Normal"><text:span text:style-name="T158">Starts service<text:s/></text:span><text:span text:style-name="T159">now</text:span><text:span text:style-name="T160"><text:line-break/>Does NOT start on reboot</text:span></text:p>
      <text:p text:style-name="P161"/>
      <text:soft-page-break/>
      <text:p text:style-name="P162">stop</text:p>
      <text:p text:style-name="P163">sudo systemctl stop myapp</text:p>
      <text:p text:style-name="Normal"><text:span text:style-name="T164">Stops service<text:s/></text:span><text:span text:style-name="T165">now</text:span></text:p>
      <text:p text:style-name="P166"/>
      <text:p text:style-name="P167">restart</text:p>
      <text:p text:style-name="P168">sudo systemctl restart myapp</text:p>
      <text:p text:style-name="P169">Stop + start service</text:p>
      <text:p text:style-name="P170"/>
      <text:p text:style-name="P171">status</text:p>
      <text:p text:style-name="P172">systemctl status myapp</text:p>
      <text:p text:style-name="P173">Shows running state and errors</text:p>
      <text:p text:style-name="P174"/>
      <text:p text:style-name="P175">Enable vs Disable (VERY IMPORTANT)</text:p>
      <text:p text:style-name="P176">enable</text:p>
      <text:p text:style-name="P177">sudo systemctl enable myapp</text:p>
      <text:p text:style-name="Normal"><text:span text:style-name="T178">Service starts<text:s/></text:span><text:span text:style-name="T179">automatically on boot</text:span><text:span text:style-name="T180"><text:line-break/>Does NOT start now</text:span></text:p>
      <text:p text:style-name="P181"/>
      <text:p text:style-name="P182">disable</text:p>
      <text:p text:style-name="P183">sudo systemctl disable myapp</text:p>
      <text:p text:style-name="P184">Prevents auto-start on boot<text:line-break/>Does NOT stop now</text:p>
      <text:p text:style-name="P185"/>
      <text:p text:style-name="P186">Enable vs Start (Key Difference)</text:p>
      <table:table table:style-name="Table187">
        <table:table-columns>
          <table:table-column table:style-name="TableColumn188"/>
          <table:table-column table:style-name="TableColumn189"/>
        </table:table-columns>
        <table:table-header-rows>
          <table:table-row table:style-name="TableRow190">
            <table:table-cell table:style-name="TableCell191">
              <text:p text:style-name="P192">Command</text:p>
            </table:table-cell>
            <table:table-cell table:style-name="TableCell193">
              <text:p text:style-name="P194">Meaning</text:p>
            </table:table-cell>
          </table:table-row>
        </table:table-header-rows>
        <table:table-row table:style-name="TableRow195">
          <table:table-cell table:style-name="TableCell196">
            <text:p text:style-name="P197">start</text:p>
          </table:table-cell>
          <table:table-cell table:style-name="TableCell198">
            <text:p text:style-name="P199">Run now</text:p>
          </table:table-cell>
        </table:table-row>
        <table:table-row table:style-name="TableRow200">
          <table:table-cell table:style-name="TableCell201">
            <text:p text:style-name="P202">enable</text:p>
          </table:table-cell>
          <table:table-cell table:style-name="TableCell203">
            <text:p text:style-name="P204">Run automatically after reboot</text:p>
          </table:table-cell>
        </table:table-row>
      </table:table>
      <text:p text:style-name="P205">Best practice:</text:p>
      <text:soft-page-break/>
      <text:p text:style-name="P206">sudo systemctl enable --now myapp</text:p>
      <text:p text:style-name="P207"/>
      <text:p text:style-name="P208">What Happens After Reboot?</text:p>
      <table:table table:style-name="Table209">
        <table:table-columns>
          <table:table-column table:style-name="TableColumn210"/>
          <table:table-column table:style-name="TableColumn211"/>
        </table:table-columns>
        <table:table-header-rows>
          <table:table-row table:style-name="TableRow212">
            <table:table-cell table:style-name="TableCell213">
              <text:p text:style-name="P214">Enabled</text:p>
            </table:table-cell>
            <table:table-cell table:style-name="TableCell215">
              <text:p text:style-name="P216">After reboot</text:p>
            </table:table-cell>
          </table:table-row>
        </table:table-header-rows>
        <table:table-row table:style-name="TableRow217">
          <table:table-cell table:style-name="TableCell218">
            <text:p text:style-name="P219">No</text:p>
          </table:table-cell>
          <table:table-cell table:style-name="TableCell220">
            <text:p text:style-name="P221">Service stays OFF</text:p>
          </table:table-cell>
        </table:table-row>
        <table:table-row table:style-name="TableRow222">
          <table:table-cell table:style-name="TableCell223">
            <text:p text:style-name="P224">Yes</text:p>
          </table:table-cell>
          <table:table-cell table:style-name="TableCell225">
            <text:p text:style-name="P226">Service starts automatically</text:p>
          </table:table-cell>
        </table:table-row>
      </table:table>
      <text:p text:style-name="P227"/>
      <text:p text:style-name="P228">Typical Workflow (Real Life)</text:p>
      <text:p text:style-name="P229">sudo nano /etc/systemd/system/myapp.service</text:p>
      <text:p text:style-name="P230">sudo systemctl daemon-reload</text:p>
      <text:p text:style-name="P231">sudo systemctl enable myapp</text:p>
      <text:p text:style-name="P232">sudo systemctl start myapp</text:p>
      <text:p text:style-name="P233">Runs now<text:line-break/>Runs after reboot</text:p>
      <text:p text:style-name="P234"/>
      <text:p text:style-name="P235">Checking Logs (Debugging)</text:p>
      <text:p text:style-name="P236">journalctl -u myapp</text:p>
      <text:p text:style-name="P237">Live logs:</text:p>
      <text:p text:style-name="P238">journalctl -u myapp -f</text:p>
      <text:p text:style-name="P239"/>
      <text:p text:style-name="P240"/>
      <text:p text:style-name="Normal"><text:span text:style-name="T241">Summary</text:span></text:p>
      <text:p text:style-name="Normal"><text:span text:style-name="T242">Service file = rules</text:span><text:span text:style-name="T243"><text:line-break/></text:span><text:span text:style-name="T244">start = now</text:span><text:span text:style-name="T245"><text:line-break/></text:span><text:span text:style-name="T246">enable = on boot</text:span></text:p>
      <text:p text:style-name="P2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1-22T06:54:00Z</meta:creation-date>
    <dc:date>2026-01-22T07:12:00Z</dc:date>
    <meta:template xlink:href="Normal.dotm" xlink:type="simple"/>
    <meta:editing-cycles>1</meta:editing-cycles>
    <meta:editing-duration>PT1080S</meta:editing-duration>
    <meta:document-statistic meta:page-count="5" meta:paragraph-count="127" meta:word-count="420" meta:character-count="2688" meta:row-count="149" meta:non-whitespace-character-count="2395"/>
  </office:meta>
</office:document-meta>
</file>